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D000002AAC4425CB62E9BBBE6.png" manifest:media-type="image/png"/>
  <manifest:file-entry manifest:full-path="Pictures/1000000100000415000000CB535589A041675908.png" manifest:media-type="image/png"/>
  <manifest:file-entry manifest:full-path="Pictures/1000657E00006C0D000014F0E3EB2AB2FFC44943.svg" manifest:media-type="image/svg+xml"/>
  <manifest:file-entry manifest:full-path="Pictures/100000010000035E00000244E56A2913072292A3.png" manifest:media-type="image/png"/>
  <manifest:file-entry manifest:full-path="Pictures/1000CC380000666500005F5AF4E9E352D37244A5.svg" manifest:media-type="image/svg+xml"/>
  <manifest:file-entry manifest:full-path="Pictures/100323780000674A0000458E5ED160E5FB282DB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452cm" fo:min-width="0.872cm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26.441cm" svg:height="17.805cm" svg:x="0.669cm" svg:y="0.073cm">
              <draw:image xlink:href="Pictures/100323780000674A0000458E5ED160E5FB282DBF.svg" xlink:type="simple" xlink:show="embed" xlink:actuate="onLoad" draw:mime-type="image/svg+xml">
                <text:p/>
              </draw:image>
              <draw:image xlink:href="Pictures/100000010000035E00000244E56A2913072292A3.png" xlink:type="simple" xlink:show="embed" xlink:actuate="onLoad" draw:mime-type="image/png"/>
            </draw:frame>
            <draw:frame draw:style-name="gr1" draw:text-style-name="P1" draw:layer="layout" svg:width="27.66cm" svg:height="5.359cm" svg:x="0.059cm" svg:y="19.023cm">
              <draw:image xlink:href="Pictures/1000657E00006C0D000014F0E3EB2AB2FFC44943.svg" xlink:type="simple" xlink:show="embed" xlink:actuate="onLoad" draw:mime-type="image/svg+xml">
                <text:p/>
              </draw:image>
              <draw:image xlink:href="Pictures/1000000100000415000000CB535589A041675908.png" xlink:type="simple" xlink:show="embed" xlink:actuate="onLoad" draw:mime-type="image/png"/>
            </draw:frame>
            <draw:custom-shape draw:style-name="gr2" draw:text-style-name="P1" draw:layer="layout" svg:width="2.948cm" svg:height="1.002cm" svg:x="12.415cm" svg:y="17.877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  <draw:frame draw:style-name="gr1" draw:text-style-name="P1" draw:layer="layout" svg:width="26.212cm" svg:height="24.409cm" svg:x="27.684cm" svg:y="0.123cm">
            <draw:image xlink:href="Pictures/1000CC380000666500005F5AF4E9E352D37244A5.svg" xlink:type="simple" xlink:show="embed" xlink:actuate="onLoad" draw:mime-type="image/svg+xml">
              <text:p/>
            </draw:image>
            <draw:image xlink:href="Pictures/10000001000002DD000002AAC4425CB62E9BBBE6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4.102cm" fo:page-height="24.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11T21:39:13.771731428</dc:date>
    <meta:editing-duration>PT1H18M12S</meta:editing-duration>
    <meta:editing-cycles>9</meta:editing-cycles>
    <meta:generator>LibreOffice/7.3.7.2$Linux_X86_64 LibreOffice_project/30$Build-2</meta:generator>
    <meta:document-statistic meta:object-count="6"/>
  </office:meta>
</office:document-meta>
</file>